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53ABF59543421D8DA3.png" manifest:media-type="image/png"/>
  <manifest:file-entry manifest:full-path="Pictures/1006859F00007C20000057F44FB264D26E5EF49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0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1cm" svg:height="0.958cm" svg:x="-0.1cm" svg:y="0.1cm">
          <draw:text-box>
            <text:p><text:span text:style-name="T1">A</text:span><text:span text:style-name="T1">.</text:span></text:p>
          </draw:text-box>
        </draw:frame>
        <draw:frame draw:style-name="gr2" draw:text-style-name="P1" draw:layer="layout" svg:width="1.107cm" svg:height="0.958cm" svg:x="9.201cm" svg:y="0.1cm">
          <draw:text-box>
            <text:p><text:span text:style-name="T1">B.</text:span></text:p>
          </draw:text-box>
        </draw:frame>
        <draw:frame draw:style-name="gr2" draw:text-style-name="P1" draw:layer="layout" svg:width="1.107cm" svg:height="0.958cm" svg:x="-0.098cm" svg:y="6cm">
          <draw:text-box>
            <text:p><text:span text:style-name="T1">C.</text:span></text:p>
          </draw:text-box>
        </draw:frame>
        <draw:frame draw:style-name="gr1" draw:text-style-name="P1" draw:layer="layout" svg:width="1.141cm" svg:height="0.958cm" svg:x="9.203cm" svg:y="6cm">
          <draw:text-box>
            <text:p><text:span text:style-name="T1">D.</text:span></text:p>
          </draw:text-box>
        </draw:frame>
        <draw:frame draw:style-name="gr3" draw:text-style-name="P2" draw:layer="layout" svg:width="18.627cm" svg:height="13.199cm" svg:x="-0.017cm" svg:y="-0.599cm">
          <draw:image xlink:href="Pictures/1006859F00007C20000057F44FB264D26E5EF495.svg" xlink:type="simple" xlink:show="embed" xlink:actuate="onLoad" loext:mime-type="image/svg+xml">
            <text:p/>
          </draw:image>
          <draw:image xlink:href="Pictures/100002010000034800000253ABF59543421D8DA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16:52:41.634435283</meta:creation-date>
    <dc:date>2024-12-10T12:13:58.191700635</dc:date>
    <meta:editing-duration>PT1H7M10S</meta:editing-duration>
    <meta:editing-cycles>5</meta:editing-cycles>
    <meta:generator>LibreOffice/6.4.7.2$Linux_X86_64 LibreOffice_project/40$Build-2</meta:generator>
    <meta:document-statistic meta:object-count="5"/>
  </office:meta>
</office:document-meta>
</file>